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15.3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5.989cm"/>
    </style:style>
    <style:style style:name="pr8" style:family="presentation" style:parent-style-name="ChoirMass-title">
      <style:graphic-properties draw:auto-grow-height="true" fo:min-height="2.63cm"/>
    </style:style>
    <style:style style:name="pr9" style:family="presentation" style:parent-style-name="ChoirMass-outline1">
      <style:graphic-properties fo:min-height="11.929cm"/>
    </style:style>
    <style:style style:name="pr10" style:family="presentation" style:parent-style-name="ChoirMass-notes">
      <style:graphic-properties draw:fill-color="#ffffff" draw:auto-grow-height="true" fo:min-height="13.364cm"/>
    </style:style>
    <style:style style:name="pr11" style:family="presentation" style:parent-style-name="Default-outline1">
      <style:graphic-properties fo:min-height="11.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.921cm" fo:margin-right="0cm" fo:text-indent="-0.921cm" style:punctuation-wrap="hanging" style:line-break="strict"/>
    </style:style>
    <style:style style:name="P4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8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9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0" style:family="paragraph">
      <style:paragraph-properties fo:margin-left="0.952cm" fo:margin-right="0cm" fo:text-indent="-0.952cm" style:punctuation-wrap="hanging" style:line-break="strict"/>
    </style:style>
    <style:style style:name="P11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2" style:family="paragraph">
      <style:paragraph-properties fo:margin-left="0.952cm" fo:margin-right="0cm" fo:margin-top="0cm" fo:margin-bottom="0cm" fo:text-indent="-0.952cm"/>
    </style:style>
    <style:style style:name="P13" style:family="paragraph">
      <style:text-properties fo:color="#ffffff" fo:font-size="40pt" style:font-size-asian="40pt" style:font-size-complex="40pt"/>
    </style:style>
    <style:style style:name="P14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317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4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8" style:family="text">
      <style:text-properties fo:color="#ffffff" fo:font-size="40pt" fo:language="en" fo:country="US" style:font-size-asian="40pt" style:font-size-complex="40pt"/>
    </style:style>
    <style:style style:name="T9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0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11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12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13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14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15" style:family="text">
      <style:text-properties fo:color="#808080"/>
    </style:style>
    <style:style style:name="T16" style:family="text">
      <style:text-properties fo:color="#ffff00"/>
    </style:style>
    <style:style style:name="T17" style:family="text">
      <style:text-properties fo:color="#ffffff" fo:font-size="40pt" fo:language="en" fo:country="AU" style:font-size-asian="40pt" style:font-size-complex="40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layer="layout" svg:width="28cm" svg:height="9.134cm" svg:x="0cm" svg:y="3.9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Please Stand</text:p>
          </draw:text-box>
        </draw:frame>
        <draw:frame presentation:style-name="pr5" draw:layer="layout" svg:width="28cm" svg:height="9.134cm" svg:x="0cm" svg:y="3.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layer="layout" svg:width="28cm" svg:height="9.134cm" svg:x="0cm" svg:y="3.9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<text:span text:style-name="T2">Insert the Entrance Hymn after this sli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12.179cm" svg:x="0cm" svg:y="3.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Confiteor</text:p>
          </draw:text-box>
        </draw:frame>
        <draw:frame presentation:style-name="pr5" draw:layer="layout" svg:width="28cm" svg:height="11.7cm" svg:x="0cm" svg:y="3.9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7" draw:layer="layout" svg:width="28cm" svg:height="9.134cm" svg:x="0cm" svg:y="3.9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oirMass" presentation:presentation-page-layout-name="AL1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Kyrie eleison</text:p>
          </draw:text-box>
        </draw:frame>
        <draw:frame presentation:style-name="pr9" draw:layer="layout" svg:width="28cm" svg:height="9.134cm" svg:x="0cm" svg:y="3.9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9.134cm" svg:x="0cm" svg:y="3.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loria</text:p>
          </draw:text-box>
        </draw:frame>
        <draw:frame presentation:style-name="pr5" draw:text-style-name="P4" draw:layer="layout" svg:width="28cm" svg:height="11.7cm" svg:x="0cm" svg:y="3.9cm" presentation:class="outline" presentation:user-transformed="true">
          <draw:text-box>
            <text:p text:style-name="P3"><text:span text:style-name="T3">Glory to God in the highest,</text:span></text:p>
            <text:p text:style-name="P3"><text:span text:style-name="T3">and on earth peace to people of good will.</text:span></text:p>
            <text:p text:style-name="P3"><text:span text:style-name="T3">We praise you, we bless you, </text:span></text:p>
            <text:p text:style-name="P3"><text:span text:style-name="T3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5" draw:layer="layout" svg:width="28cm" svg:height="11.85cm" svg:x="0cm" svg:y="3.9cm" presentation:class="outline" presentation:user-transformed="true">
          <draw:text-box>
            <text:p><text:span text:style-name="T2">We give you thanks for your great glory,</text:span></text:p>
            <text:p><text:span text:style-name="T2">Lord, God heavenly king,</text:span></text:p>
            <text:p><text:span text:style-name="T2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6" draw:layer="layout" svg:width="28cm" svg:height="11.85cm" svg:x="0cm" svg:y="3.9cm" presentation:class="outline" presentation:user-transformed="true">
          <draw:text-box>
            <text:p text:style-name="P3"><text:span text:style-name="T3">Glory to God in the highest,</text:span></text:p>
            <text:p text:style-name="P3"><text:span text:style-name="T3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5" draw:layer="layout" svg:width="28cm" svg:height="11.7cm" svg:x="0cm" svg:y="3.9cm" presentation:class="outline" presentation:user-transformed="true">
          <draw:text-box>
            <text:p text:style-name="P3"><text:span text:style-name="T3">Lord Jesus Christ, Only Begotten Son,</text:span></text:p>
            <text:p text:style-name="P3"><text:span text:style-name="T3">Lord God, Lamb of God, Son of the Father,</text:span></text:p>
            <text:p text:style-name="P7"><text:span text:style-name="T3">you take away the sins of the world, </text:span></text:p>
            <text:p text:style-name="P7"><text:span text:style-name="T3"><text:tab/></text:span><text:span text:style-name="T3">have mercy on us;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6" draw:layer="layout" svg:width="28cm" svg:height="11.7cm" svg:x="0cm" svg:y="3.9cm" presentation:class="outline" presentation:user-transformed="true">
          <draw:text-box>
            <text:p text:style-name="P7"><text:span text:style-name="T3">you take away the sins of the world, </text:span><text:span text:style-name="T3"><text:tab/></text:span><text:span text:style-name="T3">receive our prayer;</text:span></text:p>
            <text:p text:style-name="P3"><text:span text:style-name="T3">you are seated at the right hand of the Father,</text:span></text:p>
            <text:p text:style-name="P7"><text:span text:style-name="T3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6" draw:layer="layout" svg:width="28cm" svg:height="11.85cm" svg:x="0cm" svg:y="3.9cm" presentation:class="outline" presentation:user-transformed="true">
          <draw:text-box>
            <text:p text:style-name="P3"><text:span text:style-name="T3">Glory to God in the highest,</text:span></text:p>
            <text:p text:style-name="P3"><text:span text:style-name="T3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4" draw:layer="layout" svg:width="28cm" svg:height="11.85cm" svg:x="0cm" svg:y="3.9cm" presentation:class="outline" presentation:user-transformed="true">
          <draw:text-box>
            <text:p text:style-name="P3"><text:span text:style-name="T3">For you alone are the Holy One,</text:span></text:p>
            <text:p text:style-name="P3"><text:span text:style-name="T3">you alone are the Lord, </text:span></text:p>
            <text:p text:style-name="P3"><text:span text:style-name="T3">you alone are the Most High, Jesus Christ, </text:span></text:p>
            <text:p text:style-name="P3"><text:span text:style-name="T3">with the Holy Spirit, </text:span></text:p>
            <text:p text:style-name="P3"><text:span text:style-name="T3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6" draw:layer="layout" svg:width="28cm" svg:height="11.85cm" svg:x="0cm" svg:y="3.9cm" presentation:class="outline" presentation:user-transformed="true">
          <draw:text-box>
            <text:p text:style-name="P3"><text:span text:style-name="T3">Glory to God in the highest,</text:span></text:p>
            <text:p text:style-name="P3"><text:span text:style-name="T3">and on earth peace to people of good will.</text:span></text:p>
            <text:p text:style-name="P3"><text:span text:style-name="T3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Responsorial Psalm</text:p>
          </draw:text-box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Alleluia</text:p>
          </draw:text-box>
        </draw:frame>
        <draw:frame presentation:style-name="pr5" draw:layer="layout" svg:width="28cm" svg:height="11.85cm" svg:x="0cm" svg:y="3.9cm" presentation:class="outline" presentation:user-transformed="true">
          <draw:text-box>
            <text:p>Alleluia, alleluia,</text:p>
            <text:p>alleluia, alleluia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Apostles Creed</text:p>
          </draw:text-box>
        </draw:frame>
        <draw:frame presentation:style-name="pr5" draw:text-style-name="P5" draw:layer="layout" svg:width="28cm" svg:height="11.85cm" svg:x="0cm" svg:y="3.9cm" presentation:class="outline" presentation:user-transformed="true">
          <draw:text-box>
            <text:p text:style-name="P8"><text:span text:style-name="T5">I believe in God,</text:span></text:p>
            <text:p text:style-name="P8"><text:span text:style-name="T5">the Father almighty,</text:span></text:p>
            <text:p text:style-name="P8"><text:span text:style-name="T5">Creator of heaven and earth,</text:span></text:p>
            <text:p text:style-name="P8"><text:span text:style-name="T5">and in Jesus Christ, his only Son, our Lord,</text:span></text:p>
            <text:p text:style-name="P9"><text:span text:style-name="T6">(</text:span><text:span text:style-name="T7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5" draw:layer="layout" svg:width="28cm" svg:height="11.85cm" svg:x="0cm" svg:y="3.9cm" presentation:class="outline" presentation:user-transformed="true">
          <draw:text-box>
            <text:p text:style-name="P8"><text:span text:style-name="T5">who was conceived by the Holy Spirit,</text:span></text:p>
            <text:p text:style-name="P8"><text:span text:style-name="T5">born of the Virgin Mary,</text:span></text:p>
            <text:p text:style-name="P8"><text:span text:style-name="T5">suffered under Pontius Pilate,</text:span></text:p>
            <text:p text:style-name="P8"><text:span text:style-name="T5">was crucified, died and was buried;</text:span></text:p>
            <text:p text:style-name="P8"><text:span text:style-name="T5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5" draw:layer="layout" svg:width="28cm" svg:height="11.85cm" svg:x="0cm" svg:y="3.9cm" presentation:class="outline" presentation:user-transformed="true">
          <draw:text-box>
            <text:p text:style-name="P8"><text:span text:style-name="T5">on the third day he rose again from the dead;</text:span></text:p>
            <text:p text:style-name="P8"><text:span text:style-name="T5">he ascended into heaven,</text:span></text:p>
            <text:p text:style-name="P8"><text:span text:style-name="T5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5" draw:layer="layout" svg:width="28cm" svg:height="11.85cm" svg:x="0cm" svg:y="3.9cm" presentation:class="outline" presentation:user-transformed="true">
          <draw:text-box>
            <text:p text:style-name="P8"><text:span text:style-name="T5">from there he will come to judge the living and the dead.</text:span></text:p>
            <text:p text:style-name="P8"><text:span text:style-name="T5">I believe in the Holy Spirit, <text:s/></text:span></text:p>
            <text:p text:style-name="P8"><text:span text:style-name="T5">the holy catholic Church,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8cm" svg:height="11.85cm" svg:x="0cm" svg:y="3.9cm" presentation:class="outline" presentation:user-transformed="true">
          <draw:text-box>
            <text:p text:style-name="P8"><text:span text:style-name="T5">the communion of saints,</text:span></text:p>
            <text:p text:style-name="P8"><text:span text:style-name="T5">the forgiveness of sins,</text:span></text:p>
            <text:p text:style-name="P8"><text:span text:style-name="T5">the resurrection of the body, </text:span></text:p>
            <text:p text:style-name="P8"><text:span text:style-name="T5">and life everlasting. </text:span></text:p>
            <text:p text:style-name="P8"><text:span text:style-name="T5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First Collection</text:p>
          </draw:text-box>
        </draw:frame>
        <draw:frame presentation:style-name="pr5" draw:layer="layout" svg:width="28cm" svg:height="11.7cm" svg:x="0cm" svg:y="3.9cm" presentation:class="outline" presentation:user-transformed="true">
          <draw:text-box>
            <text:p text:style-name="P10"><text:span text:style-name="T8">This collection goes to the Bishop</text:span></text:p>
            <text:p text:style-name="P10"><text:span text:style-name="T8">for the support of the Diocese.</text:span></text:p>
            <text:p text:style-name="P10"><text:span text:style-name="T9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4" draw:layer="layout" svg:width="28cm" svg:height="11.85cm" svg:x="0cm" svg:y="3.9cm" presentation:class="outline" presentation:user-transformed="true">
          <draw:text-box>
            <text:p text:style-name="P11"><text:span text:style-name="T10">Priest</text:span><text:span text:style-name="T11">: </text:span><text:span text:style-name="T12">Pray my brothers and sisters, </text:span></text:p>
            <text:p text:style-name="P11"><text:span text:style-name="T12">that my sacrifice and yours may be </text:span></text:p>
            <text:p text:style-name="P11"><text:span text:style-name="T12">acceptable to God, the almighty Father.</text:span></text:p>
            <text:p text:style-name="P11"><text:span text:style-name="T13">All: </text:span><text:span text:style-name="T14">May the Lord accept the sacrifice </text:span><text:span text:style-name="T14"><text:line-break/></text:span><text:span text:style-name="T14"><text:tab/></text:span><text:span text:style-name="T14">at your hands for the praise and glory of his name, for our good and the good of all his holy Churc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9.134cm" svg:x="0cm" svg:y="3.9cm" presentation:class="outline">
          <draw:text-box>
            <text:list text:style-name="L1">
              <text:list-item>
                <text:p><text:span text:style-name="T1">Priest</text:span>: <text:span text:style-name="T15">The Lord be with you.</text:span></text:p>
              </text:list-item>
              <text:list-item>
                <text:p><text:span text:style-name="T16">All</text:span>: And with your spirit.</text:p>
              </text:list-item>
              <text:list-item>
                <text:p><text:span text:style-name="T1">Priest</text:span>: <text:span text:style-name="T15">Lift up your hearts.</text:span></text:p>
              </text:list-item>
              <text:list-item>
                <text:p><text:span text:style-name="T16">All</text:span>: We lift them up to the Lo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9.134cm" svg:x="0cm" svg:y="3.9cm" presentation:class="outline">
          <draw:text-box>
            <text:list text:style-name="L1">
              <text:list-item>
                <text:p><text:span text:style-name="T1">Priest</text:span>: <text:span text:style-name="T15">Let us give thanks to the </text:span></text:p>
              </text:list-item>
              <text:list-item>
                <text:p><text:span text:style-name="T15">Lord our God.</text:span></text:p>
              </text:list-item>
              <text:list-item>
                <text:p><text:span text:style-name="T16">All</text:span>: It is right and ju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Holy</text:p>
          </draw:text-box>
        </draw:frame>
        <draw:frame presentation:style-name="pr5" draw:text-style-name="P13" draw:layer="layout" svg:width="28cm" svg:height="11.85cm" svg:x="0cm" svg:y="3.9cm" presentation:class="outline" presentation:user-transformed="true">
          <draw:text-box>
            <text:p text:style-name="P12"><text:span text:style-name="T17">Holy, Holy, Holy Lord God of hosts,</text:span></text:p>
            <text:p text:style-name="P12"><text:span text:style-name="T17">Heaven and earth are full of your glory. Hosanna in the highest</text:span></text:p>
            <text:p text:style-name="P12"><text:span text:style-name="T17">Blessed is he who comes </text:span></text:p>
            <text:p text:style-name="P12"><text:span text:style-name="T17">in the name of Lord, <text:s/></text:span></text:p>
            <text:p text:style-name="P12"><text:span text:style-name="T17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1.7cm" svg:x="0cm" svg:y="3.9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1.7cm" svg:x="0cm" svg:y="3.9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1.7cm" svg:x="0cm" svg:y="3.9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Amen</text:p>
          </draw:text-box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Amen, amen, amen, amen.</text:p>
              </text:list-item>
              <text:list-item>
                <text:p>Amen, amen, 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9.134cm" svg:x="0cm" svg:y="3.9cm" presentation:class="outline">
          <draw:text-box>
            <text:list text:style-name="L1">
              <text:list-item>
                <text:p><text:span text:style-name="T1">Priest</text:span>: <text:span text:style-name="T15">The Lord be with you.</text:span></text:p>
              </text:list-item>
              <text:list-item>
                <text:p><text:span text:style-name="T16">All</text:span>: And with your spir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Peace</text:p>
          </draw:text-box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amb of God</text:p>
          </draw:text-box>
        </draw:frame>
        <draw:frame presentation:style-name="pr5" draw:layer="layout" svg:width="28cm" svg:height="11.85cm" svg:x="0cm" svg:y="3.9cm" presentation:class="outline" presentation:user-transformed="true">
          <draw:text-box>
            <text:p>Lamb of God, lamb of God </text:p>
            <text:p>You take away the sins of the world</text:p>
            <text:p>Have mercy on us, lamb of God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8cm" svg:height="11.85cm" svg:x="0cm" svg:y="3.9cm" presentation:class="outline" presentation:user-transformed="true">
          <draw:text-box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85cm" svg:x="0cm" svg:y="3.9cm" presentation:class="outline" presentation:user-transformed="tru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4" draw:layer="layout" svg:width="28cm" svg:height="11.85cm" svg:x="0cm" svg:y="3.9cm" presentation:class="outline" presentation:user-transformed="true">
          <draw:text-box>
            <text:p text:style-name="P14"><text:span text:style-name="T13">All: </text:span><text:span text:style-name="T14">Lord, I am not worthy</text:span></text:p>
            <text:p text:style-name="P15"><text:span text:style-name="T14">that you should enter under my roof, <text:s/></text:span></text:p>
            <text:p text:style-name="P15"><text:span text:style-name="T14">but only say the word</text:span></text:p>
            <text:p text:style-name="P15"><text:span text:style-name="T14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text-style-name="P4" draw:layer="layout" svg:width="28cm" svg:height="11.85cm" svg:x="0cm" svg:y="3.9cm" presentation:class="outline" presentation:user-transformed="true">
          <draw:text-box>
            <text:p text:style-name="P16"><text:span text:style-name="T10">Priest:</text:span><text:span text:style-name="T13"> </text:span><text:span text:style-name="T12">Behold the Lamb of God, behold him</text:span></text:p>
            <text:p text:style-name="P16"><text:span text:style-name="T12">who takes away the sins of the world.</text:span></text:p>
            <text:p text:style-name="P16"><text:span text:style-name="T12">Blessed are those called to the supper of the</text:span></text:p>
            <text:p text:style-name="P16"><text:span text:style-name="T12"> </text:span><text:span text:style-name="T12">Lamb.</text:span></text:p>
            <text:p text:style-name="P16"><text:span text:style-name="T13">All: </text:span><text:span text:style-name="T14">Lord, I am not worthy</text:span></text:p>
            <text:p text:style-name="P17"><text:span text:style-name="T14">that you should enter under my roof, <text:s/></text:span></text:p>
            <text:p text:style-name="P17"><text:span text:style-name="T14">but only say the word</text:span></text:p>
            <text:p text:style-name="P17"><text:span text:style-name="T14">and my soul shall be heal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9.134cm" svg:x="0cm" svg:y="3.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Second Collection</text:p>
          </draw:text-box>
        </draw:frame>
        <draw:frame presentation:style-name="pr5" draw:layer="layout" svg:width="28cm" svg:height="11.85cm" svg:x="0cm" svg:y="3.9cm" presentation:class="outline" presentation:user-transformed="true">
          <draw:text-box>
            <text:p text:style-name="P10"><text:span text:style-name="T8">What you contribute now </text:span></text:p>
            <text:p text:style-name="P10"><text:span text:style-name="T8">is for the support of our </text:span></text:p>
            <text:p text:style-name="P10"><text:span text:style-name="T8">parish and its mission.</text:span></text:p>
            <text:p text:style-name="P10"><text:span text:style-name="T8"/></text:p>
            <text:p text:style-name="P10"><text:span text:style-name="T9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11" draw:layer="layout" svg:width="28cm" svg:height="15.75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7" draw:layer="layout" svg:width="28cm" svg:height="12.179cm" svg:x="0cm" svg:y="3.9cm" presentation:class="outline" presentation:user-transformed="true">
          <draw:text-box>
            <text:list text:style-name="L1">
              <text:list-item>
                <text:p><text:span text:style-name="T1">Priest:</text:span> <text:span text:style-name="T15">The Lord be with you.</text:span></text:p>
              </text:list-item>
              <text:list-item>
                <text:p><text:span text:style-name="T16">All:</text:span> And with your spir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5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8cm" svg:height="9.134cm" svg:x="0cm" svg:y="3.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layer="layout" svg:width="28cm" svg:height="11.85cm" svg:x="0cm" svg:y="3.9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Mpr1" draw:layer="backgroundobjects" svg:width="28cm" svg:height="9.134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5.199cm" svg:height="2.63cm" svg:x="1.4cm" svg:y="0.627cm" presentation:class="title" presentation:placeholder="true">
        <draw:text-box/>
      </draw:frame>
      <draw:frame presentation:style-name="Mpr4" draw:layer="backgroundobjects" svg:width="28cm" svg:height="9.134cm" svg:x="0cm" svg:y="3.9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07-06T12:31:03</dc:date>
    <dc:creator>Irwin Coelho</dc:creator>
    <meta:editing-duration>PT1H36M2S</meta:editing-duration>
    <meta:editing-cycles>15</meta:editing-cycles>
    <meta:generator>LibreOffice/4.0.4.2$Linux_x86 LibreOffice_project/400m0$Build-2</meta:generator>
    <meta:document-statistic meta:object-count="285"/>
  </office:meta>
</office:document-meta>
</file>